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T1" style:family="text">
      <style:text-properties fo:font-variant="normal" fo:text-transform="none" fo:color="#141414" style:text-line-through-style="none" style:font-name="Trebuchet MS" fo:font-size="9.75pt" fo:letter-spacing="normal" fo:font-style="normal" style:text-underline-style="none" fo:font-weight="normal" style:text-blinking="false" fo:background-color="#ffffff"/>
    </style:style>
    <style:style style:name="T2" style:family="text">
      <style:text-properties fo:font-variant="normal" fo:text-transform="none" fo:color="#141414" style:text-line-through-style="none" fo:font-size="9.75pt" fo:letter-spacing="normal" fo:font-style="normal" style:text-underline-style="none" fo:font-weight="normal" style:text-blinking="false"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This addon adds the capability to Helocast, Kangaroo cast and recover Zodiacs (CRRCs).[/b]</text:p>
      <text:p text:style-name="P1"/>
      <text:p text:style-name="P1">This is designed to work in SP, MP and Dedicated with human and AI pilots and boat crew.</text:p>
      <text:p text:style-name="P1"/>
      <text:p text:style-name="P1">This is a Beta release. More features are planned and more aircraft will be supported. I'll be adding a video showcase soon to demonstrate the features.</text:p>
      <text:p text:style-name="P1"/>
      <text:p text:style-name="P1"/>
      <text:p text:style-name="P1">[b]Supported Aircraft:[/b]</text:p>
      <text:p text:style-name="P1">[LIST]</text:p>
      <text:p text:style-name="P1"><text:span text:style-name="T2">[*]</text:span>RHS CH-47 series (Helocast &amp; Recover)</text:p>
      <text:p text:style-name="P1"><text:span text:style-name="T2">[*]</text:span>RHS H-60 series (K-cast)</text:p>
      <text:p text:style-name="P1"><text:span text:style-name="T2">[*]</text:span>RHS CH-53 series without rear gun (Helocast &amp; Recover)</text:p>
      <text:p text:style-name="P1"><text:span text:style-name="T2">[*]</text:span>Vanilla CH-67 (Helocast)</text:p>
      <text:p text:style-name="P1">[/LIST]</text:p>
      <text:p text:style-name="P1"/>
      <text:p text:style-name="P1">[b]Features[/b]</text:p>
      <text:p text:style-name="P1">[LIST]</text:p>
      <text:p text:style-name="P1"><text:span text:style-name="T2">[*]</text:span>Support for SP, MP and Dedicated</text:p>
      <text:p text:style-name="P1"><text:span text:style-name="T2">[*]</text:span>Ability to Helocast, Kangaroo Cast (K-Cast) and Recover CRRCs</text:p>
      <text:p text:style-name="P1"><text:span text:style-name="T2">[*]</text:span>Automatic setup for supported helos and CRRCs</text:p>
      <text:p text:style-name="P1"><text:span text:style-name="T2">[*]</text:span>Add a CRRC to a helo via Eden</text:p>
      <text:p text:style-name="P1"><text:span text:style-name="T2">[*]</text:span>Green chemlight automatically added to the CRRC after being cast so swimmers can find the boat at night</text:p>
      <text:p text:style-name="P1"><text:span text:style-name="T2">[*]</text:span>Users can remove this marker once they're near the boat</text:p>
      <text:p text:style-name="P1"><text:span text:style-name="T2">[*]</text:span>Boat crews are automatically loaded into the helo</text:p>
      <text:p text:style-name="P1"><text:span text:style-name="T2">[*]</text:span>Support for all CRRC/Zodiac form factor boats in ARMA 3</text:p>
      <text:p text:style-name="P1"><text:span text:style-name="T2">[*]</text:span>Support for addon aircraft without mod dependency</text:p>
      <text:p text:style-name="P1"><text:span text:style-name="T2">[*]</text:span>Safety checks to ensure you only helocast onto water</text:p>
      <text:p text:style-name="P1"><text:span text:style-name="T2">[*]</text:span>Inter-operable with Feint's Paddle Mod - New 2019-12-27</text:p>
      <text:p text:style-name="P1"><text:span text:style-name="T2">[*]</text:span>Logistical Loading/Unloading of CRRCs - New 2019-12-27</text:p>
      <text:p text:style-name="P1"><text:span text:style-name="T2">[*]</text:span>Jump animations - New 2019-12-27</text:p>
      <text:p text:style-name="P1"><text:span text:style-name="T2">[*]</text:span>Door/ramp animations - New 2019-12-27</text:p>
      <text:p text:style-name="P1"><text:span text:style-name="T2">[*]</text:span>Cabin Light operation (RHS assets with AI pilots only) - New 2019-12-27</text:p>
      <text:p text:style-name="P1"><text:span text:style-name="T2">[*]</text:span>Should be compatible with Liberation, Antistasi, etc. (Would love testing feedback)</text:p>
      <text:p text:style-name="P1">[/LIST]</text:p>
      <text:p text:style-name="P1"/>
      <text:p text:style-name="P1">[b]Setup:[/b]</text:p>
      <text:p text:style-name="P1">In the Eden editor, you will see an options to "Add CRRC" under attributes. Check this box and a CRRC will be added to the helo (if supported) when the scenario starts.</text:p>
      <text:p text:style-name="P1"/>
      <text:p text:style-name="P1">Boats are automatically recoverable by supported aircraft without additional setup.</text:p>
      <text:p text:style-name="P1"/>
      <text:p text:style-name="P1">Helicopters are automatically setup for supported Helocast, K-Cast and recovery functions.</text:p>
      <text:p text:style-name="P1"/>
      <text:p text:style-name="P1">[b]Helocast Procedure[/b]</text:p>
      <text:p text:style-name="P1">Inside moving helicopter with a boat loaded &gt; Prep for Helocast (Ramp opens, drop altitude and speed) &gt; Helocast (Boat is kicked out/dropped and all non-flight crew jumps out). A <text:soft-page-break/>marker chemlight is automatically added to the CRRC. It can be removed by the user once they're near the boat.</text:p>
      <text:p text:style-name="P1"/>
      <text:p text:style-name="P1">[b]Recovery Procedure[/b]</text:p>
      <text:p text:style-name="P1">Suitable helicopter lands in water with ramp open &gt; pilot CRRC inside the helo &gt; Recover CRRC &gt; The boat is secured, boat crew takes up seats in the helo and the ramp closes.</text:p>
      <text:p text:style-name="P1"/>
      <text:p text:style-name="P1">Prepping and canceling helocast will cause the AI pilot to act accordingly. With human pilots, this only opens and closes the ramps. Your human pilot will need to fly lo and slow for you to see the option to Helocast.</text:p>
      <text:p text:style-name="P1"/>
      <text:p text:style-name="P1"/>
      <text:p text:style-name="P1">[b]Limitations:[/b]</text:p>
      <text:p text:style-name="P1">[LIST]</text:p>
      <text:p text:style-name="P1"><text:span text:style-name="T2">[*]</text:span>The air crew of the helo needs to be in a different squad than the crew jumping with the boat</text:p>
      <text:p text:style-name="P1"><text:span text:style-name="T2">[*]</text:span>The recovery helo must have bench seats (don't use hide seats attribute in Eden because this prevents passengers from being able to take seats in the helo)</text:p>
      <text:p text:style-name="P1"><text:span text:style-name="T2">[*]</text:span>In most aircraft, the CRRC is not visible while inside the aircraft with the ramp closed. This is related to the aircraft models and beyond my scope.</text:p>
      <text:p text:style-name="P1"><text:span text:style-name="T2">[*]</text:span>The RHS CH-53s and CH-47s take water damage and drown the crew after sitting in the water too long. I'll be reaching out to RHS to see if this can be resolved.</text:p>
      <text:p text:style-name="P1"><text:span text:style-name="T2">[*]</text:span>The Vanilla CH-67 sinks immediately when touched by a boat - at this time recovery is not supported on the CH-67.</text:p>
      <text:p text:style-name="P1"><text:span text:style-name="T2">[*]</text:span>The function that pushes the CRRC out the back of the helo is very simplistic at this time: if you helocast at severe pitch/roll angles weird things will happen.</text:p>
      <text:p text:style-name="P1">[/LIST]</text:p>
      <text:p text:style-name="P1"/>
      <text:p text:style-name="P1">[b]Planned Updates[/b]</text:p>
      <text:p text:style-name="P1">[LIST]</text:p>
      <text:p text:style-name="P1"><text:span text:style-name="T2">[*]</text:span>Configurable CRRC markers (IR strobes, other chemlights, etc.)</text:p>
      <text:p text:style-name="P1"><text:span text:style-name="T2">[*]</text:span>Better condition checks for helocast launching (consider pitch, roll, etc.)</text:p>
      <text:p text:style-name="P1"><text:span text:style-name="T2">[*]</text:span>Support for additional (appropriate) aircraft per user requests</text:p>
      <text:p text:style-name="P1"><text:span text:style-name="T2">[*]</text:span>Add caving ladders to H-60 and similar</text:p>
      <text:p text:style-name="P1"><text:span text:style-name="T2">[*]</text:span>Prep for recovery action </text:p>
      <text:p text:style-name="P1"><text:span text:style-name="T2">[*]</text:span>AI custom waypoint types to Prep for Helocast, initiate Helocast and Setup for Recovery</text:p>
      <text:p text:style-name="P1"><text:span text:style-name="T2">[*]</text:span>Tuned flight profiles so helos don't gain as much altitude when slowing down</text:p>
      <text:p text:style-name="P1"><text:span text:style-name="T2">[*]</text:span>Support for appropriate addon boats </text:p>
      <text:p text:style-name="P1"><text:span text:style-name="T2">[*]</text:span>Support for addon marker type grenades as available CRRC markers (e.g. my Thermal IFF Strobe: https://steamcommunity.com/sharedfiles/filedetails/?id=1543390130) </text:p>
      <text:p text:style-name="P1"><text:span text:style-name="T2">[*]</text:span>Code update to require server-side only execution</text:p>
      <text:p text:style-name="P1"><text:span text:style-name="T2">[*]</text:span>Zeus ability to add CRRC to helo</text:p>
      <text:p text:style-name="P1">[/LIST]</text:p>
      <text:p text:style-name="P1"/>
      <text:p text:style-name="P1">[b]FAQ[/b]</text:p>
      <text:p text:style-name="P1">Will/Can this be released as a script? - Unfortunately things like typing into the Eden editor to add the CRRC to a helo aren't possible as a script. I have no plans of pursuing this as a script at this time.</text:p>
      <text:p text:style-name="P1"/>
      <text:p text:style-name="P1">Why can't I see the Helocast action? - The helo must be flying low and slow (&lt;= 10 KPH and <text:soft-page-break/>between 0.5 - 4.5 meters off the ground) and be over water and have a boat</text:p>
      <text:p text:style-name="P1"/>
      <text:p text:style-name="P1"/>
      <text:p text:style-name="P1">[b]BIS Forum:[/b]</text:p>
      <text:p text:style-name="P1">https://forums.bohemia.net/forums/topic/227076-helocasting-kangaroo-casting/</text:p>
      <text:p text:style-name="P1"/>
      <text:p text:style-name="P1"/>
      <text:p text:style-name="P1">[b]Acknowledgments and Thanks[/b]</text:p>
      <text:p text:style-name="P1">Roqarr</text:p>
      <text:p text:style-name="P1">commy2</text:p>
      <text:p text:style-name="P1">GEORGE FLOROS GR</text:p>
      <text:p text:style-name="P1">Freddo3000</text:p>
      <text:p text:style-name="P1">BIS</text:p>
      <text:p text:style-name="P1">Tons of others I'm sure I'm forgetting at the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7T13:35:12.30</meta:creation-date>
    <meta:document-statistic meta:table-count="0" meta:image-count="0" meta:object-count="0" meta:page-count="3" meta:paragraph-count="73" meta:word-count="771" meta:character-count="4799"/>
    <dc:date>2019-12-27T14:11:06.91</dc:date>
    <meta:editing-duration>PT20M44S</meta:editing-duration>
    <meta:editing-cycles>1</meta:editing-cycles>
    <meta:generator>OpenOffice/4.1.6$Win32 OpenOffice.org_project/416m1$Build-9790</meta:generator>
  </office:meta>
</office:document-meta>
</file>